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DED771709CCA992.png" manifest:media-type="image/png"/>
  <manifest:file-entry manifest:full-path="Pictures/100000000000033C0000026DB2BEE5C7C4455B8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style:text-properties fo:color="#ffffff" fo:font-size="54pt" style:text-underline-style="none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color="#ffffff" fo:font-size="54pt" style:text-underline-style="non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54pt" style:text-underline-style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Simon Linus Joshua</text:p>
          </draw:text-box>
        </draw:frame>
        <draw:frame presentation:style-name="pr2" draw:text-style-name="P2" draw:layer="layout" svg:width="25.199cm" svg:height="10.2cm" svg:x="1.4cm" svg:y="5.6cm" presentation:class="subtitle" presentation:user-transformed="true">
          <draw:text-box>
            <text:p text:style-name="P1"><text:span text:style-name="T1">Slutuppgift!</text:span></text:p>
          </draw:text-box>
        </draw:frame>
        <anim:par presentation:node-type="timing-root">
          <anim:par smil:begin="id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 xml:id="id2" draw:id="id2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Hur vi gick tillväga</text:p>
          </draw:text-box>
        </draw:frame>
        <draw:frame presentation:style-name="pr4" draw:layer="layout" svg:width="25.199cm" svg:height="10.2cm" svg:x="1.001cm" svg:y="9cm" presentation:class="outline" presentation:user-transformed="true">
          <draw:text-box>
            <text:list text:style-name="L2">
              <text:list-item>
                <text:p>Delade upp uppgifterna</text:p>
              </text:list-item>
              <text:list-item>
                <text:p>Kommunicera genom discord</text:p>
              </text:list-item>
              <text:list-item>
                <text:p>Skickade kod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 xml:id="id3" draw:id="id3">
        <draw:frame presentation:style-name="pr1" draw:layer="layout" svg:width="25.199cm" svg:height="4.8cm" svg:x="1.4cm" svg:y="3cm" presentation:class="title" presentation:user-transformed="true">
          <draw:text-box>
            <text:p>Arbetet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En meny med 8 alternativ</text:p>
              </text:list-item>
              <text:list-item>
                <text:p>Add | Search | Delete | Sorting</text:p>
              </text:list-item>
              <text:list-item>
                <text:p>Extra Function | Encrypt</text:p>
              </text:list-item>
              <text:list-item>
                <text:p>Count words | Quit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 xml:id="id4" draw:id="id4">
        <draw:frame presentation:style-name="pr1" draw:layer="layout" svg:width="25.199cm" svg:height="4.8cm" svg:x="1.4cm" svg:y="3cm" presentation:class="title">
          <draw:text-box>
            <text:p>Arbetet</text:p>
          </draw:text-box>
        </draw:frame>
        <draw:frame presentation:style-name="pr4" draw:layer="layout" svg:width="10.4cm" svg:height="5.4cm" svg:x="9.4cm" svg:y="8.4cm" presentation:class="outline" presentation:user-transformed="true">
          <draw:text-box>
            <text:list text:style-name="L2">
              <text:list-item>
                <text:p>5 Arrayer</text:p>
              </text:list-item>
              <text:list-item>
                <text:p>1 Scanner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 xml:id="id5" draw:id="id5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Arbetet</text:p>
          </draw:text-box>
        </draw:frame>
        <draw:frame presentation:style-name="pr4" draw:layer="layout" svg:width="9.4cm" svg:height="6.8cm" svg:x="10.4cm" svg:y="8.4cm" presentation:class="outline" presentation:user-transformed="true">
          <draw:text-box>
            <text:list text:style-name="L2">
              <text:list-item>
                <text:p>Globala</text:p>
              </text:list-item>
              <text:list-item>
                <text:p>Privata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vertical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2:59:32.270000000</meta:creation-date>
    <meta:editing-duration>PT2H40M51S</meta:editing-duration>
    <meta:editing-cycles>6</meta:editing-cycles>
    <meta:generator>LibreOffice/6.1.4.2$Windows_x86 LibreOffice_project/9d0f32d1f0b509096fd65e0d4bec26ddd1938fd3</meta:generator>
    <dc:title>Blueprint Plans</dc:title>
    <dc:date>2019-02-22T15:09:09.624000000</dc:date>
    <meta:document-statistic meta:object-count="52"/>
  </office:meta>
</office:document-meta>
</file>